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Menlo" svg:font-family="Menlo"/>
    <style:font-face style:name="Monaco" svg:font-family="Monaco"/>
  </office:font-face-decls>
  <office:automatic-styles>
    <style:style style:name="P1" style:family="paragraph" style:parent-style-name="Standard">
      <style:text-properties style:font-name="Monaco" fo:font-size="13.0pt" fo:color="#262626" fo:background-color="#f2f2f2"/>
    </style:style>
    <style:style style:name="P2" style:family="paragraph" style:parent-style-name="Standard">
      <style:text-properties style:font-name="Menlo" fo:font-size="13.6pt" fo:color="#06214f" fo:background-color="#f4f6f9"/>
    </style:style>
    <style:style style:name="T1" style:family="text">
      <style:text-properties fo:letter-spacing="0.0000in"/>
    </style:style>
    <style:style style:name="T2" style:family="text">
      <style:text-properties style:font-name="Monaco" fo:font-size="13.0pt" fo:font-size-asian="13.0pt" fo:font-size-complex="13.0pt" fo:letter-spacing="0.0000in" fo:color="#262626" fo:background-color="#f2f2f2"/>
    </style:style>
    <style:style style:name="T3" style:family="text">
      <style:text-properties fo:letter-spacing="0.0000in" fo:color="#1b1f22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platform :ios, ’13.3’</text:span></text:p>
      <text:p text:style-name="P1"><text:span text:style-name="T1">use_frameworks!</text:span></text:p>
      <text:p text:style-name="P1"><text:span text:style-name="T1"/></text:p>
      <text:p text:style-name="P1"><text:span text:style-name="T1">target ’Sillbox12_2 do</text:span></text:p>
      <text:p text:style-name="P2"><text:span text:style-name="T2"><text:s text:c="2"/></text:span><text:span text:style-name="T3">pod </text:span><text:span text:style-name="T1">'Alamofire'</text:span><text:span text:style-name="T3">, </text:span><text:span text:style-name="T1">'~&gt; 5.1'</text:span></text:p>
      <text:p text:style-name="P1"><text:span text:style-name="T1">en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894.4</meta:generator>
  </office:meta>
</office:document-meta>
</file>